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opacity="100%" draw:textarea-vertical-align="middle" draw:shadow-opacity="100%"/>
    </style:style>
    <style:style style:name="gr2" style:family="graphic" style:parent-style-name="standard">
      <style:graphic-properties draw:stroke="none" draw:stroke-dash="Ultrafine_20_Dashed" svg:stroke-width="0cm" svg:stroke-color="#996600" draw:marker-start-width="0.2cm" draw:marker-end-width="0.2cm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3" style:family="graphic" style:parent-style-name="standard">
      <style:graphic-properties draw:stroke="none" draw:stroke-dash="Ultrafine_20_Dashed" svg:stroke-width="0cm" svg:stroke-color="#996600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4" style:family="graphic" style:parent-style-name="standard">
      <style:graphic-properties draw:stroke="solid" svg:stroke-width="0.05cm" svg:stroke-color="#000000" draw:marker-start-width="0.274cm" draw:marker-end-width="0.274cm" draw:fill-color="#ffff00" draw:textarea-vertical-align="middle" fo:padding-top="0.149cm" fo:padding-bottom="0.149cm" fo:padding-left="0.274cm" fo:padding-right="0.274cm"/>
    </style:style>
    <style:style style:name="gr5" style:family="graphic" style:parent-style-name="standard">
      <style:graphic-properties draw:stroke="none" draw:stroke-dash="Ultrafine_20_Dotted_20__28_var_29_" svg:stroke-color="#ff3333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6" style:family="graphic" style:parent-style-name="standard">
      <style:graphic-properties draw:stroke="none" draw:stroke-dash="Ultrafine_20_Dotted_20__28_var_29_" svg:stroke-width="0cm" svg:stroke-color="#ff3333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7" style:family="graphic" style:parent-style-name="standard">
      <style:graphic-properties draw:stroke="solid" svg:stroke-width="0cm" svg:stroke-color="#000000" draw:marker-start-width="0.2cm" draw:marker-end-width="0.2cm" draw:fill-color="#000000" draw:textarea-horizontal-align="justify" draw:textarea-vertical-align="middle" draw:auto-grow-height="false" fo:min-height="1.75cm" fo:min-width="10.9cm" fo:padding-top="0.125cm" fo:padding-bottom="0.125cm" fo:padding-left="0.25cm" fo:padding-right="0.25cm"/>
    </style:style>
    <style:style style:name="gr8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9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P1" style:family="paragraph">
      <loext:graphic-properties draw:fill-color="#000000" draw:opacity="100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solid" draw:fill-color="#ffffff" draw:opacity="50%"/>
      <style:text-properties fo:font-size="8pt" fo:font-style="normal" fo:font-weight="bold" style:font-size-asian="8pt" style:font-weight-asian="bold" style:font-size-complex="8pt" style:font-weight-complex="bold"/>
    </style:style>
    <style:style style:name="P5" style:family="paragraph">
      <loext:graphic-properties draw:fill="solid" draw:fill-color="#ffffff" draw:opacity="50%"/>
      <style:text-properties fo:font-size="8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ffffff" draw:opacity="50%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ffffff"/>
      <style:text-properties fo:font-size="8pt" fo:font-weight="bold" style:font-size-asian="10pt" style:font-weight-asian="bold" style:font-size-complex="10pt" style:font-weight-complex="bold"/>
    </style:style>
    <style:style style:name="P9" style:family="paragraph">
      <loext:graphic-properties draw:fill="solid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solid" draw:fill-color="#ffffff"/>
      <style:text-properties style:font-name="Liberation Sans2" fo:font-size="8pt" fo:font-weight="bold" style:font-size-asian="10pt" style:font-weight-asian="bold" style:font-size-complex="10pt" style:font-weight-complex="bold"/>
    </style:style>
    <style:style style:name="P11" style:family="paragraph">
      <loext:graphic-properties draw:fill="solid" draw:fill-color="#ffffff"/>
      <style:text-properties style:font-name="Liberation Sans2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fo:font-style="normal" fo:font-weight="bold" style:font-size-asian="6pt" style:font-weight-asian="bold" style:font-size-complex="6pt" style:font-weight-complex="bold"/>
    </style:style>
    <style:style style:name="T2" style:family="text">
      <style:text-properties fo:font-size="8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weight="bold" style:font-size-asian="6pt" style:font-weight-asian="bold" style:font-size-complex="6pt" style:font-weight-complex="bold"/>
    </style:style>
    <style:style style:name="T4" style:family="text">
      <style:text-properties fo:font-size="7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ans2" fo:font-size="7pt" fo:font-weight="bold" style:font-size-asian="10pt" style:font-weight-asian="bold" style:font-size-complex="10pt" style:font-weight-complex="bold"/>
    </style:style>
    <style:style style:name="T6" style:family="text">
      <style:text-properties style:text-position="0% 100%" fo:font-size="7pt" fo:font-weight="bold" style:font-size-asian="10pt" style:font-weight-asian="bold" style:font-size-complex="10pt" style:font-weight-complex="bold"/>
    </style:style>
    <style:style style:name="T7" style:family="text">
      <style:text-properties fo:font-size="7pt" fo:font-weight="bold" style:font-size-asian="6pt" style:font-weight-asian="bold" style:font-size-complex="6pt" style:font-weight-complex="bold"/>
    </style:style>
    <style:style style:name="T8" style:family="text">
      <style:text-properties style:text-position="0% 100%" style:font-name="Liberation Sans2" fo:font-size="7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Sans2" fo:font-size="7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8cm" svg:height="0.5cm" svg:x="9cm" svg:y="9.75cm" draw:corner-radius="0.05cm">
          <text:p/>
        </draw:rect>
        <draw:custom-shape draw:style-name="gr2" draw:text-style-name="P2" draw:layer="layout" svg:width="1cm" svg:height="6cm" svg:x="7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6cm" svg:x="21.8cm" svg:y="7cm">
          <text:p/>
          <draw:enhanced-geometry svg:viewBox="0 0 21600 21600" draw:type="rectangle" draw:enhanced-path="M 0 0 L 21600 0 21600 21600 0 21600 0 0 Z N"/>
        </draw:custom-shape>
        <draw:g>
          <draw:rect draw:style-name="gr4" draw:text-style-name="P3" draw:layer="layout" svg:width="0.6cm" svg:height="0.15cm" svg:x="18.1cm" svg:y="9.7cm">
            <text:p/>
          </draw:rect>
          <draw:rect draw:style-name="gr4" draw:text-style-name="P3" draw:layer="layout" svg:width="0.6cm" svg:height="0.15cm" svg:x="17.1cm" svg:y="9.7cm">
            <text:p/>
          </draw:rect>
          <draw:rect draw:style-name="gr4" draw:text-style-name="P3" draw:layer="layout" svg:width="0.6cm" svg:height="0.15cm" svg:x="20.1cm" svg:y="9.7cm">
            <text:p/>
          </draw:rect>
          <draw:rect draw:style-name="gr4" draw:text-style-name="P3" draw:layer="layout" svg:width="0.6cm" svg:height="0.15cm" svg:x="19.1cm" svg:y="9.7cm">
            <text:p/>
          </draw:rect>
          <draw:rect draw:style-name="gr4" draw:text-style-name="P3" draw:layer="layout" svg:width="0.6cm" svg:height="0.15cm" svg:x="14.1cm" svg:y="9.7cm">
            <text:p/>
          </draw:rect>
          <draw:rect draw:style-name="gr4" draw:text-style-name="P3" draw:layer="layout" svg:width="0.6cm" svg:height="0.15cm" svg:x="13.1cm" svg:y="9.7cm">
            <text:p/>
          </draw:rect>
          <draw:rect draw:style-name="gr4" draw:text-style-name="P3" draw:layer="layout" svg:width="0.6cm" svg:height="0.15cm" svg:x="16.1cm" svg:y="9.7cm">
            <text:p/>
          </draw:rect>
          <draw:rect draw:style-name="gr4" draw:text-style-name="P3" draw:layer="layout" svg:width="0.6cm" svg:height="0.15cm" svg:x="15.1cm" svg:y="9.7cm">
            <text:p/>
          </draw:rect>
          <draw:rect draw:style-name="gr4" draw:text-style-name="P3" draw:layer="layout" svg:width="0.6cm" svg:height="0.15cm" svg:x="10.1cm" svg:y="9.7cm">
            <text:p/>
          </draw:rect>
          <draw:rect draw:style-name="gr4" draw:text-style-name="P3" draw:layer="layout" svg:width="0.6cm" svg:height="0.15cm" svg:x="9.1cm" svg:y="9.7cm">
            <text:p/>
          </draw:rect>
          <draw:rect draw:style-name="gr4" draw:text-style-name="P3" draw:layer="layout" svg:width="0.6cm" svg:height="0.15cm" svg:x="12.1cm" svg:y="9.7cm">
            <text:p/>
          </draw:rect>
          <draw:rect draw:style-name="gr4" draw:text-style-name="P3" draw:layer="layout" svg:width="0.6cm" svg:height="0.15cm" svg:x="11.1cm" svg:y="9.7cm">
            <text:p/>
          </draw:rect>
        </draw:g>
        <draw:g>
          <draw:rect draw:style-name="gr4" draw:text-style-name="P3" draw:layer="layout" svg:width="0.6cm" svg:height="0.15cm" svg:x="18.1cm" svg:y="10.15cm">
            <text:p/>
          </draw:rect>
          <draw:rect draw:style-name="gr4" draw:text-style-name="P3" draw:layer="layout" svg:width="0.6cm" svg:height="0.15cm" svg:x="17.1cm" svg:y="10.15cm">
            <text:p/>
          </draw:rect>
          <draw:rect draw:style-name="gr4" draw:text-style-name="P3" draw:layer="layout" svg:width="0.6cm" svg:height="0.15cm" svg:x="20.1cm" svg:y="10.15cm">
            <text:p/>
          </draw:rect>
          <draw:rect draw:style-name="gr4" draw:text-style-name="P3" draw:layer="layout" svg:width="0.6cm" svg:height="0.15cm" svg:x="19.1cm" svg:y="10.15cm">
            <text:p/>
          </draw:rect>
          <draw:rect draw:style-name="gr4" draw:text-style-name="P3" draw:layer="layout" svg:width="0.6cm" svg:height="0.15cm" svg:x="14.1cm" svg:y="10.15cm">
            <text:p/>
          </draw:rect>
          <draw:rect draw:style-name="gr4" draw:text-style-name="P3" draw:layer="layout" svg:width="0.6cm" svg:height="0.15cm" svg:x="13.1cm" svg:y="10.15cm">
            <text:p/>
          </draw:rect>
          <draw:rect draw:style-name="gr4" draw:text-style-name="P3" draw:layer="layout" svg:width="0.6cm" svg:height="0.15cm" svg:x="16.1cm" svg:y="10.15cm">
            <text:p/>
          </draw:rect>
          <draw:rect draw:style-name="gr4" draw:text-style-name="P3" draw:layer="layout" svg:width="0.6cm" svg:height="0.15cm" svg:x="15.1cm" svg:y="10.15cm">
            <text:p/>
          </draw:rect>
          <draw:rect draw:style-name="gr4" draw:text-style-name="P3" draw:layer="layout" svg:width="0.6cm" svg:height="0.15cm" svg:x="10.1cm" svg:y="10.15cm">
            <text:p/>
          </draw:rect>
          <draw:rect draw:style-name="gr4" draw:text-style-name="P3" draw:layer="layout" svg:width="0.6cm" svg:height="0.15cm" svg:x="9.1cm" svg:y="10.15cm">
            <text:p/>
          </draw:rect>
          <draw:rect draw:style-name="gr4" draw:text-style-name="P3" draw:layer="layout" svg:width="0.6cm" svg:height="0.15cm" svg:x="12.1cm" svg:y="10.15cm">
            <text:p/>
          </draw:rect>
          <draw:rect draw:style-name="gr4" draw:text-style-name="P3" draw:layer="layout" svg:width="0.6cm" svg:height="0.15cm" svg:x="11.1cm" svg:y="10.15cm">
            <text:p/>
          </draw:rect>
        </draw:g>
        <draw:frame draw:style-name="gr5" draw:text-style-name="P4" draw:layer="layout" svg:width="0.8cm" svg:height="0.5cm" svg:x="9cm" svg:y="7.4cm">
          <draw:text-box>
            <text:p><text:span text:style-name="T1">A1</text:span></text:p>
          </draw:text-box>
        </draw:frame>
        <draw:frame draw:style-name="gr5" draw:text-style-name="P4" draw:layer="layout" svg:width="0.8cm" svg:height="0.5cm" svg:x="10cm" svg:y="7.4cm">
          <draw:text-box>
            <text:p><text:span text:style-name="T1">A2</text:span></text:p>
          </draw:text-box>
        </draw:frame>
        <draw:frame draw:style-name="gr5" draw:text-style-name="P4" draw:layer="layout" svg:width="0.8cm" svg:height="0.5cm" svg:x="11cm" svg:y="7.4cm">
          <draw:text-box>
            <text:p><text:span text:style-name="T1">A3</text:span></text:p>
          </draw:text-box>
        </draw:frame>
        <draw:frame draw:style-name="gr5" draw:text-style-name="P4" draw:layer="layout" svg:width="0.8cm" svg:height="0.5cm" svg:x="12cm" svg:y="7.4cm">
          <draw:text-box>
            <text:p><text:span text:style-name="T1">A4</text:span></text:p>
          </draw:text-box>
        </draw:frame>
        <draw:frame draw:style-name="gr5" draw:text-style-name="P4" draw:layer="layout" svg:width="0.8cm" svg:height="0.5cm" svg:x="13cm" svg:y="7.4cm">
          <draw:text-box>
            <text:p><text:span text:style-name="T1">A5</text:span></text:p>
          </draw:text-box>
        </draw:frame>
        <draw:frame draw:style-name="gr5" draw:text-style-name="P4" draw:layer="layout" svg:width="0.8cm" svg:height="0.5cm" svg:x="14cm" svg:y="7.4cm">
          <draw:text-box>
            <text:p><text:span text:style-name="T1">A6</text:span></text:p>
          </draw:text-box>
        </draw:frame>
        <draw:frame draw:style-name="gr5" draw:text-style-name="P4" draw:layer="layout" svg:width="0.8cm" svg:height="0.5cm" svg:x="15cm" svg:y="7.4cm">
          <draw:text-box>
            <text:p><text:span text:style-name="T1">A7</text:span></text:p>
          </draw:text-box>
        </draw:frame>
        <draw:frame draw:style-name="gr5" draw:text-style-name="P4" draw:layer="layout" svg:width="0.8cm" svg:height="0.5cm" svg:x="16cm" svg:y="7.4cm">
          <draw:text-box>
            <text:p><text:span text:style-name="T1">A8</text:span></text:p>
          </draw:text-box>
        </draw:frame>
        <draw:frame draw:style-name="gr5" draw:text-style-name="P4" draw:layer="layout" svg:width="0.8cm" svg:height="0.5cm" svg:x="17cm" svg:y="7.4cm">
          <draw:text-box>
            <text:p><text:span text:style-name="T1">A9</text:span></text:p>
          </draw:text-box>
        </draw:frame>
        <draw:frame draw:style-name="gr5" draw:text-style-name="P4" draw:layer="layout" svg:width="0.8cm" svg:height="0.5cm" svg:x="18cm" svg:y="7.4cm">
          <draw:text-box>
            <text:p><text:span text:style-name="T1">A10</text:span></text:p>
          </draw:text-box>
        </draw:frame>
        <draw:frame draw:style-name="gr5" draw:text-style-name="P4" draw:layer="layout" svg:width="0.8cm" svg:height="0.5cm" svg:x="19cm" svg:y="7.4cm">
          <draw:text-box>
            <text:p><text:span text:style-name="T1">A11</text:span></text:p>
          </draw:text-box>
        </draw:frame>
        <draw:frame draw:style-name="gr5" draw:text-style-name="P4" draw:layer="layout" svg:width="0.8cm" svg:height="0.5cm" svg:x="20cm" svg:y="7.4cm">
          <draw:text-box>
            <text:p><text:span text:style-name="T1">A12</text:span></text:p>
          </draw:text-box>
        </draw:frame>
        <draw:frame draw:style-name="gr6" draw:text-style-name="P5" draw:layer="layout" svg:width="0.8cm" svg:height="0.5cm" svg:x="9cm" svg:y="12.1cm">
          <draw:text-box>
            <text:p><text:span text:style-name="T2">B12</text:span></text:p>
          </draw:text-box>
        </draw:frame>
        <draw:frame draw:style-name="gr6" draw:text-style-name="P6" draw:layer="layout" svg:width="0.8cm" svg:height="0.5cm" svg:x="20cm" svg:y="12.1cm">
          <draw:text-box>
            <text:p><text:span text:style-name="T3">B1</text:span></text:p>
          </draw:text-box>
        </draw:frame>
        <draw:frame draw:style-name="gr6" draw:text-style-name="P6" draw:layer="layout" svg:width="0.8cm" svg:height="0.5cm" svg:x="19cm" svg:y="12.1cm">
          <draw:text-box>
            <text:p><text:span text:style-name="T3">B2</text:span></text:p>
          </draw:text-box>
        </draw:frame>
        <draw:frame draw:style-name="gr6" draw:text-style-name="P6" draw:layer="layout" svg:width="0.8cm" svg:height="0.5cm" svg:x="18cm" svg:y="12.1cm">
          <draw:text-box>
            <text:p><text:span text:style-name="T3">B3</text:span></text:p>
          </draw:text-box>
        </draw:frame>
        <draw:frame draw:style-name="gr6" draw:text-style-name="P6" draw:layer="layout" svg:width="0.8cm" svg:height="0.5cm" svg:x="17cm" svg:y="12.1cm">
          <draw:text-box>
            <text:p><text:span text:style-name="T3">B4</text:span></text:p>
          </draw:text-box>
        </draw:frame>
        <draw:frame draw:style-name="gr6" draw:text-style-name="P6" draw:layer="layout" svg:width="0.8cm" svg:height="0.5cm" svg:x="16cm" svg:y="12.1cm">
          <draw:text-box>
            <text:p><text:span text:style-name="T3">B5</text:span></text:p>
          </draw:text-box>
        </draw:frame>
        <draw:frame draw:style-name="gr6" draw:text-style-name="P6" draw:layer="layout" svg:width="0.8cm" svg:height="0.5cm" svg:x="15cm" svg:y="12.1cm">
          <draw:text-box>
            <text:p><text:span text:style-name="T3">B6</text:span></text:p>
          </draw:text-box>
        </draw:frame>
        <draw:frame draw:style-name="gr6" draw:text-style-name="P6" draw:layer="layout" svg:width="0.8cm" svg:height="0.5cm" svg:x="14cm" svg:y="12.1cm">
          <draw:text-box>
            <text:p><text:span text:style-name="T3">B7</text:span></text:p>
          </draw:text-box>
        </draw:frame>
        <draw:frame draw:style-name="gr6" draw:text-style-name="P6" draw:layer="layout" svg:width="0.8cm" svg:height="0.5cm" svg:x="13cm" svg:y="12.1cm">
          <draw:text-box>
            <text:p><text:span text:style-name="T3">B8</text:span></text:p>
          </draw:text-box>
        </draw:frame>
        <draw:frame draw:style-name="gr6" draw:text-style-name="P6" draw:layer="layout" svg:width="0.8cm" svg:height="0.5cm" svg:x="12cm" svg:y="12.1cm">
          <draw:text-box>
            <text:p><text:span text:style-name="T3">B9</text:span></text:p>
          </draw:text-box>
        </draw:frame>
        <draw:frame draw:style-name="gr6" draw:text-style-name="P6" draw:layer="layout" svg:width="0.8cm" svg:height="0.5cm" svg:x="11cm" svg:y="12.1cm">
          <draw:text-box>
            <text:p><text:span text:style-name="T3">B10</text:span></text:p>
          </draw:text-box>
        </draw:frame>
        <draw:frame draw:style-name="gr6" draw:text-style-name="P6" draw:layer="layout" svg:width="0.8cm" svg:height="0.5cm" svg:x="10cm" svg:y="12.1cm">
          <draw:text-box>
            <text:p><text:span text:style-name="T3">B11</text:span></text:p>
          </draw:text-box>
        </draw:frame>
        <draw:path draw:style-name="gr7" draw:text-style-name="P7" draw:layer="layout" svg:width="13.799cm" svg:height="2.399cm" svg:x="8cm" svg:y="8.8cm" svg:viewBox="0 0 13800 2400" svg:d="M1200 2200c-567 0-1000-433-1000-1000s433-1000 1000-1000h11400c567 0 1000 433 1000 1000s-433 1000-1000 1000zM13800 1200c0 680-520 1200-1200 1200h-11400c-680 0-1200-520-1200-1200s520-1200 1200-1200h11400c680 0 1200 520 1200 1200z">
          <text:p/>
        </draw:path>
        <draw:frame draw:style-name="gr8" draw:text-style-name="P8" draw:layer="layout" svg:width="0.8cm" svg:height="0.5cm" svg:x="10cm" svg:y="11.4cm">
          <draw:text-box>
            <text:p><text:span text:style-name="T4">RX1+</text:span></text:p>
          </draw:text-box>
        </draw:frame>
        <draw:frame draw:style-name="gr8" draw:text-style-name="P8" draw:layer="layout" svg:width="0.8cm" svg:height="0.5cm" svg:x="11cm" svg:y="11.4cm">
          <draw:text-box>
            <text:p><text:span text:style-name="T4">RX1</text:span><text:span text:style-name="T5">−</text:span></text:p>
          </draw:text-box>
        </draw:frame>
        <draw:frame draw:style-name="gr8" draw:text-style-name="P9" draw:layer="layout" svg:width="0.8cm" svg:height="0.5cm" svg:x="12cm" svg:y="11.4cm">
          <draw:text-box>
            <text:p><text:span text:style-name="T4">V</text:span><text:span text:style-name="T6">BUS</text:span></text:p>
          </draw:text-box>
        </draw:frame>
        <draw:frame draw:style-name="gr8" draw:text-style-name="P8" draw:layer="layout" svg:width="0.8cm" svg:height="0.5cm" svg:x="13cm" svg:y="11.4cm">
          <draw:text-box>
            <text:p><text:span text:style-name="T4">SBU2</text:span></text:p>
          </draw:text-box>
        </draw:frame>
        <draw:frame draw:style-name="gr8" draw:text-style-name="P9" draw:layer="layout" svg:width="0.8cm" svg:height="0.5cm" svg:x="14cm" svg:y="11.4cm">
          <draw:text-box>
            <text:p><text:span text:style-name="T7">D</text:span><text:span text:style-name="T5">−</text:span></text:p>
          </draw:text-box>
        </draw:frame>
        <draw:frame draw:style-name="gr8" draw:text-style-name="P9" draw:layer="layout" svg:width="0.8cm" svg:height="0.5cm" svg:x="15cm" svg:y="11.4cm">
          <draw:text-box>
            <text:p><text:span text:style-name="T7">D+</text:span></text:p>
          </draw:text-box>
        </draw:frame>
        <draw:frame draw:style-name="gr8" draw:text-style-name="P9" draw:layer="layout" svg:width="0.8cm" svg:height="0.5cm" svg:x="16cm" svg:y="11.4cm">
          <draw:text-box>
            <text:p><text:span text:style-name="T7">CC2</text:span></text:p>
          </draw:text-box>
        </draw:frame>
        <draw:frame draw:style-name="gr8" draw:text-style-name="P9" draw:layer="layout" svg:width="0.8cm" svg:height="0.5cm" svg:x="18cm" svg:y="11.4cm">
          <draw:text-box>
            <text:p><text:span text:style-name="T7">TX2</text:span><text:span text:style-name="T5">−</text:span></text:p>
          </draw:text-box>
        </draw:frame>
        <draw:frame draw:style-name="gr8" draw:text-style-name="P9" draw:layer="layout" svg:width="0.8cm" svg:height="0.5cm" svg:x="17cm" svg:y="11.4cm">
          <draw:text-box>
            <text:p><text:span text:style-name="T7">VBUS</text:span></text:p>
          </draw:text-box>
        </draw:frame>
        <draw:frame draw:style-name="gr8" draw:text-style-name="P9" draw:layer="layout" svg:width="0.8cm" svg:height="0.5cm" svg:x="19cm" svg:y="11.4cm">
          <draw:text-box>
            <text:p><text:span text:style-name="T7">TX2+</text:span></text:p>
          </draw:text-box>
        </draw:frame>
        <draw:frame draw:style-name="gr8" draw:text-style-name="P8" draw:layer="layout" svg:width="0.8cm" svg:height="0.5cm" svg:x="9cm" svg:y="11.4cm">
          <draw:text-box>
            <text:p><text:span text:style-name="T4">GND</text:span></text:p>
          </draw:text-box>
        </draw:frame>
        <draw:frame draw:style-name="gr8" draw:text-style-name="P9" draw:layer="layout" svg:width="0.8cm" svg:height="0.5cm" svg:x="20cm" svg:y="11.4cm">
          <draw:text-box>
            <text:p><text:span text:style-name="T7">GND</text:span></text:p>
          </draw:text-box>
        </draw:frame>
        <draw:frame draw:style-name="gr9" draw:text-style-name="P10" draw:layer="layout" svg:width="0.8cm" svg:height="0.5cm" svg:x="11cm" svg:y="8.1cm">
          <draw:text-box>
            <text:p><text:span text:style-name="T5">TX−</text:span></text:p>
          </draw:text-box>
        </draw:frame>
        <draw:frame draw:style-name="gr9" draw:text-style-name="P10" draw:layer="layout" svg:width="0.8cm" svg:height="0.5cm" svg:x="12cm" svg:y="8.1cm">
          <draw:text-box>
            <text:p><text:span text:style-name="T5">V</text:span><text:span text:style-name="T8">BUS</text:span></text:p>
          </draw:text-box>
        </draw:frame>
        <draw:frame draw:style-name="gr9" draw:text-style-name="P10" draw:layer="layout" svg:width="0.8cm" svg:height="0.5cm" svg:x="13cm" svg:y="8.1cm">
          <draw:text-box>
            <text:p><text:span text:style-name="T5">CC1</text:span></text:p>
          </draw:text-box>
        </draw:frame>
        <draw:frame draw:style-name="gr9" draw:text-style-name="P11" draw:layer="layout" svg:width="0.8cm" svg:height="0.5cm" svg:x="14cm" svg:y="8.1cm">
          <draw:text-box>
            <text:p><text:span text:style-name="T9">D+</text:span></text:p>
          </draw:text-box>
        </draw:frame>
        <draw:frame draw:style-name="gr9" draw:text-style-name="P11" draw:layer="layout" svg:width="0.8cm" svg:height="0.5cm" svg:x="15cm" svg:y="8.1cm">
          <draw:text-box>
            <text:p><text:span text:style-name="T9">D</text:span><text:span text:style-name="T5">−</text:span></text:p>
          </draw:text-box>
        </draw:frame>
        <draw:frame draw:style-name="gr9" draw:text-style-name="P11" draw:layer="layout" svg:width="0.8cm" svg:height="0.5cm" svg:x="16cm" svg:y="8.1cm">
          <draw:text-box>
            <text:p><text:span text:style-name="T9">SBU1</text:span></text:p>
          </draw:text-box>
        </draw:frame>
        <draw:frame draw:style-name="gr9" draw:text-style-name="P11" draw:layer="layout" svg:width="0.8cm" svg:height="0.5cm" svg:x="18cm" svg:y="8.1cm">
          <draw:text-box>
            <text:p><text:span text:style-name="T9">RX2</text:span><text:span text:style-name="T5">−</text:span></text:p>
          </draw:text-box>
        </draw:frame>
        <draw:frame draw:style-name="gr9" draw:text-style-name="P11" draw:layer="layout" svg:width="0.8cm" svg:height="0.5cm" svg:x="17cm" svg:y="8.1cm">
          <draw:text-box>
            <text:p><text:span text:style-name="T9">VBUS</text:span></text:p>
          </draw:text-box>
        </draw:frame>
        <draw:frame draw:style-name="gr9" draw:text-style-name="P11" draw:layer="layout" svg:width="0.8cm" svg:height="0.5cm" svg:x="19cm" svg:y="8.1cm">
          <draw:text-box>
            <text:p><text:span text:style-name="T9">RX2+</text:span></text:p>
          </draw:text-box>
        </draw:frame>
        <draw:frame draw:style-name="gr9" draw:text-style-name="P10" draw:layer="layout" svg:width="0.8cm" svg:height="0.5cm" svg:x="10cm" svg:y="8.1cm">
          <draw:text-box>
            <text:p><text:span text:style-name="T5">TX1+</text:span></text:p>
          </draw:text-box>
        </draw:frame>
        <draw:frame draw:style-name="gr9" draw:text-style-name="P10" draw:layer="layout" svg:width="0.8cm" svg:height="0.5cm" svg:x="9cm" svg:y="8.1cm">
          <draw:text-box>
            <text:p><text:span text:style-name="T5">GND</text:span></text:p>
          </draw:text-box>
        </draw:frame>
        <draw:frame draw:style-name="gr9" draw:text-style-name="P11" draw:layer="layout" svg:width="0.8cm" svg:height="0.5cm" svg:x="20cm" svg:y="8.1cm">
          <draw:text-box>
            <text:p><text:span text:style-name="T9">GND</text:span></text:p>
          </draw:text-box>
        </draw:frame>
        <draw:frame draw:style-name="gr9" draw:text-style-name="P10" draw:layer="layout" svg:width="0.8cm" svg:height="0.5cm" svg:x="9cm" svg:y="8.1cm">
          <draw:text-box>
            <text:p><text:span text:style-name="T5">G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6:32:25.811000000</meta:creation-date>
    <dc:date>2017-05-30T10:45:27.311000000</dc:date>
    <meta:editing-duration>PT10H5M23S</meta:editing-duration>
    <meta:editing-cycles>100</meta:editing-cycles>
    <meta:generator>LibreOffice/5.2.6.2$Windows_X86_64 LibreOffice_project/a3100ed2409ebf1c212f5048fbe377c281438fdc</meta:generator>
    <meta:document-statistic meta:object-count="79"/>
  </office:meta>
</office:document-meta>
</file>